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a64f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1a64f" style:font-weight-asian="bold" style:font-weight-complex="bold"/>
    </style:style>
    <style:style style:name="P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ритерий оценивания</text:p>
      <text:p text:style-name="P2">При проверке убедитесь, что работа корректно воспроизводится как минимум в одном из браузеров на основе Chromium (Яндекс.Браузер, Opera, Google Chrome). </text:p>
      <text:p text:style-name="P2">Видимая часть изображений с картинками расположена по горизонтали.</text:p>
      <text:p text:style-name="Text_20_body">балла</text:p>
      <text:p text:style-name="Text_20_body">Нет</text:p>
      <text:p text:style-name="Text_20_body">1 балл</text:p>
      <text:p text:style-name="Text_20_body">Да, реализовано при помощи свойства display: inline-block;.</text:p>
      <text:p text:style-name="Text_20_body">балла</text:p>
      <text:p text:style-name="Text_20_body">Да, реализовано при помощи свойства display: flex; или display: table;(table-cell, row и т.д) или при помощи таблиц.</text:p>
      <text:p text:style-name="P3">Реализованы радиокнопки для переключения слайдов.</text:p>
      <text:p text:style-name="Text_20_body">балла</text:p>
      <text:p text:style-name="Text_20_body">Нет</text:p>
      <text:p text:style-name="Text_20_body">2 балла</text:p>
      <text:p text:style-name="Text_20_body">Да, радиокнопки находятся под галереей, и смещение происходит на 3 элемента.</text:p>
      <text:p text:style-name="Text_20_body">3 балла</text:p>
      <text:p text:style-name="P1">Да, радиокнопки находятся под галереей, и смещение происходит на 3 элемента. Дополнительно присутствует анимация смены слайдов.</text:p>
      <text:p text:style-name="Text_20_body">1 балл</text:p>
      <text:p text:style-name="Text_20_body">Да, смещение происходит на 3 элемента. Радиокнопки находятся выше галереи.</text:p>
      <text:p text:style-name="Text_20_body"><text:span text:style-name="T1"/></text:p>
      <text:p text:style-name="Text_20_body"><text:span text:style-name="T1">При наведении на изображение появляется описание согласно макету.</text:span></text:p>
      <text:p text:style-name="Text_20_body">балла</text:p>
      <text:p text:style-name="Text_20_body">Нет</text:p>
      <text:p text:style-name="Text_20_body">3 балла</text:p>
      <text:p text:style-name="Text_20_body">Да, появляется текст, рамка с тенью и непрозрачный белый фон. Картинка при этом не меняет своего положения и размера (допустимо смещение 1-2 пикселя). Курсор превращается в руку с указательным пальцем (cursor: pointer). Границы рамки с тенью не обрезаются. Есть отступы текста от границы блока. Блок с текстом исчезает, если убрать курсор с появившейся прямоугольной области.</text:p>
      <text:p text:style-name="Text_20_body">2 балла</text:p>
      <text:p text:style-name="Text_20_body">Да, появляется текст, рамка с тенью и непрозрачный белый фон. Картинка при этом не меняет своего положения и размера (допустимо смещение 1-2 пикселя). Границы рамки не обрезаются. Блок с текстом исчезает, если убрать курсор с появившейся прямоугольной области.</text:p>
      <text:p text:style-name="Text_20_body">1 балл</text:p>
      <text:p text:style-name="Text_20_body"><text:soft-page-break/>Да, появляется текст, рамка с тенью и непрозрачный белый фон. Картинка при этом не меняет своего положения и размера (допустимо смещение 1-2 пикселя).</text:p>
      <text:p text:style-name="Text_20_body">При нажатии на картинку в галерее открывается модальное окно с увеличенным изображением.</text:p>
      <text:p text:style-name="Text_20_body">балла</text:p>
      <text:p text:style-name="Text_20_body">Нет</text:p>
      <text:p text:style-name="Text_20_body">4 балла</text:p>
      <text:p text:style-name="Text_20_body">Да, изображение должно находиться по центру экрана и не выходить за его пределы. Должна быть подложка черного цвета с полупрозрачностью. Крестик должен находиться в правом верхнем углу и при нажатии закрывать модальное окно. При изменении размера экрана картинка не должна выходить за пределы экрана и также не должна растягиваться больше своих размеров. Изображение не должно перекрывать крестик (т.е. нажать на крестик всегда можно).</text:p>
      <text:p text:style-name="Text_20_body">Для модального окна используется свойство position: fixed.</text:p>
      <text:p text:style-name="Text_20_body">5 балла</text:p>
      <text:p text:style-name="Text_20_body">Да, изображение должно находиться по центру экрана и не выходить за его пределы. Должна быть подложка черного цвета с полупрозрачностью. Крестик должен находиться в правом верхнем углу и при нажатии закрывать модальное окно. При изменении размера экрана картинка не должна выходить за пределы экрана и также не должна растягиваться больше своих размеров. Изображение не должно перекрывать крестик (т.е. нажать на крестик всегда можно). Между картинкой и границами браузера всегда есть отступы, независимо от размеров экрана.</text:p>
      <text:p text:style-name="Text_20_body">Для модального окна используется свойство position: fixed.</text:p>
      <text:p text:style-name="Text_20_body">2 балла</text:p>
      <text:p text:style-name="Text_20_body">Да, изображение должно находиться по центру экрана и не выходить за его пределы. Должна быть подложка черного цвета с полупрозрачностью. Крестик должен находиться в правом верхнем углу и при нажатии закрывать модальное окно.</text:p>
      <text:p text:style-name="Text_20_body">Для модального окна используется свойство position: fixed.</text:p>
      <text:p text:style-name="Text_20_body">Верстка соответствует макету.</text:p>
      <text:p text:style-name="Text_20_body">балла</text:p>
      <text:p text:style-name="Text_20_body">Нет</text:p>
      <text:p text:style-name="Text_20_body">2 балла</text:p>
      <text:p text:style-name="Text_20_body">Да, отступы и размеры текста с погрешностью 1-7 px. Все изображения выровнены вертикально по центральной линии относительно друг друга.</text:p>
      <text:p text:style-name="Text_20_body">1 балл</text:p>
      <text:p text:style-name="Text_20_body">Да, отступы и размеры текста с погрешностью более 10 px. Все изображения выровнены вертикально по центральной линии относительно друг друга.</text:p>
      <text:p text:style-name="Text_20_body">При изменении размеров экрана галерея сжимается и растягивается.</text:p>
      <text:p text:style-name="Text_20_body">балла</text:p>
      <text:p text:style-name="Text_20_body"><text:soft-page-break/>Нет</text:p>
      <text:p text:style-name="Text_20_body">1 балл</text:p>
      <text:p text:style-name="Text_20_body">Да, все картинки пропорционально растягиваются и сжимаются.</text:p>
      <text:p text:style-name="Text_20_body">2 балла</text:p>
      <text:p text:style-name="Text_20_body">Да, все картинки пропорционально растягиваются и сжимаются, и есть ограничения сверху и снизу (т.е. установлены минимальные и максимальные размеры).</text:p>
      <text:p text:style-name="Text_20_body">Разметка.</text:p>
      <text:p text:style-name="Text_20_body">балла</text:p>
      <text:p text:style-name="Text_20_body">На странице не использованы теги article, img, ul, li.</text:p>
      <text:p text:style-name="Text_20_body">1 балл</text:p>
      <text:p text:style-name="Text_20_body">На странице использованы теги article, img, ul, l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6:10:56.453574508</meta:creation-date>
    <dc:date>2018-06-21T16:19:51.171326411</dc:date>
    <meta:editing-duration>PT8M5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58" meta:word-count="562" meta:character-count="3880" meta:non-whitespace-character-count="3375"/>
  </office:meta>
</office:document-meta>
</file>